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math xmlns="http://www.w3.org/1998/Math/MathML" display="block">
  <semantics>
    <mtable>
      <mtr>
        <mtd>
          <mrow>
            <mi mathvariant="italic">Plan</mi>
            <mi>p</mi>
            <mrow>
              <mo fence="true" form="prefix" stretchy="false">(</mo>
              <mrow>
                <mrow>
                  <mi>α</mi>
                  <mi>,</mi>
                  <mi>β</mi>
                </mrow>
              </mrow>
              <mo fence="true" form="postfix" stretchy="false">)</mo>
            </mrow>
            <mi mathvariant="italic">dans</mi>
            <msup>
              <mi mathvariant="normal">ℝ</mi>
              <mn>3</mn>
            </msup>
            <mi mathvariant="normal">:</mi>
          </mrow>
        </mtd>
      </mtr>
      <mtr>
        <mtd>
          <mrow>
            <mrow>
              <mrow>
                <mi>a</mi>
                <mo stretchy="false">∗</mo>
                <mi>x</mi>
              </mrow>
              <mo stretchy="false">+</mo>
              <mrow>
                <mi>b</mi>
                <mo stretchy="false">∗</mo>
                <mi>y</mi>
              </mrow>
              <mo stretchy="false">+</mo>
              <mrow>
                <mi>c</mi>
                <mo stretchy="false">∗</mo>
                <mi>z</mi>
              </mrow>
            </mrow>
            <mo stretchy="false">=</mo>
            <mi mathvariant="italic">cst</mi>
          </mrow>
        </mtd>
      </mtr>
      <mtr>
        <mtd>
          <mrow>
            <mi>z</mi>
            <mrow>
              <mrow>
                <mo fence="true" form="prefix" stretchy="false">(</mo>
                <mrow>
                  <mrow>
                    <mi>x</mi>
                    <mi>,</mi>
                    <mi>y</mi>
                  </mrow>
                </mrow>
                <mo fence="true" form="postfix" stretchy="false">)</mo>
              </mrow>
              <mo stretchy="false">=</mo>
              <mfrac>
                <mrow>
                  <mi mathvariant="italic">cst</mi>
                  <mo stretchy="false">+</mo>
                  <mrow>
                    <mi>a</mi>
                    <mo stretchy="false">∗</mo>
                    <mi>x</mi>
                  </mrow>
                  <mo stretchy="false">+</mo>
                  <mrow>
                    <mi>b</mi>
                    <mo stretchy="false">∗</mo>
                    <mi>y</mi>
                  </mrow>
                </mrow>
                <mi>c</mi>
              </mfrac>
            </mrow>
          </mrow>
        </mtd>
      </mtr>
      <mtr>
        <mtd>
          <mrow>
            <mi>α</mi>
            <mo stretchy="false">=</mo>
            <mrow>
              <mrow>
                <mi>a</mi>
                <mo stretchy="false">∗</mo>
                <mi>x</mi>
              </mrow>
              <mo stretchy="false">+</mo>
              <mrow>
                <mi>c</mi>
                <mo stretchy="false">∗</mo>
                <msub>
                  <mi>x</mi>
                  <mi>z</mi>
                </msub>
              </mrow>
            </mrow>
          </mrow>
        </mtd>
      </mtr>
      <mtr>
        <mtd>
          <mrow>
            <mi>β</mi>
            <mo stretchy="false">=</mo>
            <mrow>
              <mrow>
                <mi>b</mi>
                <mo stretchy="false">∗</mo>
                <mi>y</mi>
              </mrow>
              <mo stretchy="false">+</mo>
              <mrow>
                <mi>c</mi>
                <mo stretchy="false">∗</mo>
                <msub>
                  <mi>y</mi>
                  <mi>z</mi>
                </msub>
              </mrow>
            </mrow>
          </mrow>
        </mtd>
      </mtr>
    </mtable>
    <annotation encoding="StarMath 5.0">Plan p(%alpha,%beta) dans setR^3: newline
a*x+b*y+c*z=cst newline
z(x,y)={cst+a*x+b*y} over c newline
%alpha=a*x+c*x_z newline
%beta=b*y+c*y_z newline
</annotation>
  </semantics>
</math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5T08:12:58.517771562</meta:creation-date>
    <dc:date>2022-08-15T08:31:20.835604566</dc:date>
    <meta:editing-duration>PT8M12S</meta:editing-duration>
    <meta:editing-cycles>3</meta:editing-cycles>
    <meta:generator>LibreOffice/7.3.5.2$Linux_X86_64 LibreOffice_project/30$Build-2</meta:generator>
  </office:meta>
</office:document-meta>
</file>